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 style:master-page-name="">
      <style:table-properties style:width="27.7cm" style:page-number="auto" table:align="center" fo:background-color="transparent" style:shadow="none" style:may-break-between-rows="true" table:border-model="collapsing">
        <style:background-image/>
      </style:table-properties>
    </style:style>
    <style:style style:name="Таблица1.A" style:family="table-column">
      <style:table-column-properties style:column-width="2.91cm"/>
    </style:style>
    <style:style style:name="Таблица1.B" style:family="table-column">
      <style:table-column-properties style:column-width="7.382cm"/>
    </style:style>
    <style:style style:name="Таблица1.C" style:family="table-column">
      <style:table-column-properties style:column-width="9.098cm"/>
    </style:style>
    <style:style style:name="Таблица1.D" style:family="table-column">
      <style:table-column-properties style:column-width="8.31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4" style:family="table-row">
      <style:table-row-properties fo:background-color="transparent" fo:keep-together="auto">
        <style:background-image/>
      </style:table-row-properties>
    </style:style>
    <style:style style:name="Таблица1.6" style:family="table-row">
      <style:table-row-properties fo:keep-together="auto"/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b2f4" officeooo:paragraph-rsid="001631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a2e4" officeooo:paragraph-rsid="0008a2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a2e4" officeooo:paragraph-rsid="000a33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451c" officeooo:paragraph-rsid="000945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338b" officeooo:paragraph-rsid="000a33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f851" officeooo:paragraph-rsid="000af8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33bd" officeooo:paragraph-rsid="000c33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b2f4" officeooo:paragraph-rsid="000db2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b2f4" officeooo:paragraph-rsid="001631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31c3" officeooo:paragraph-rsid="001631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9451c"/>
    </style:style>
    <style:style style:name="T2" style:family="text">
      <style:text-properties officeooo:rsid="000a338b"/>
    </style:style>
    <style:style style:name="T3" style:family="text">
      <style:text-properties officeooo:rsid="000bcbf2"/>
    </style:style>
    <style:style style:name="T4" style:family="text">
      <style:text-properties officeooo:rsid="0010ff18"/>
    </style:style>
    <style:style style:name="T5" style:family="text">
      <style:text-properties officeooo:rsid="001361da"/>
    </style:style>
    <style:style style:name="T6" style:family="text">
      <style:text-properties officeooo:rsid="001631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 table:template-name="Базовый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3">Комментарий</text:p>
          </table:table-cell>
          <table:table-cell table:style-name="Таблица1.A1" office:value-type="string">
            <text:p text:style-name="P3">SQL</text:p>
          </table:table-cell>
          <table:table-cell table:style-name="Таблица1.A1" office:value-type="string">
            <text:p text:style-name="P3">Visual Prolog</text:p>
          </table:table-cell>
          <table:table-cell table:style-name="Таблица1.D1" office:value-type="string">
            <text:p text:style-name="P3">Swi-prolog</text:p>
          </table:table-cell>
        </table:table-row>
        <table:table-row table:style-name="Таблица1.1">
          <table:table-cell table:style-name="Таблица1.A2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>Создание таблицы</text:p>
          </table:table-cell>
          <table:table-cell table:style-name="Таблица1.A2" office:value-type="string">
            <text:p text:style-name="P4"><text:span text:style-name="T1">CREATE TABLE</text:span> athlet (<text:line-break/> <text:s text:c="7"/>IDFFR integer,<text:line-break/> <text:s text:c="7"/>Name text,<text:line-break/> <text:s text:c="7"/>Lastname text,</text:p>
            <text:p text:style-name="P4"><text:s text:c="8"/><text:span text:style-name="T2">Sex text </text:span>);</text:p>
            <text:p text:style-name="P7">CREATE TABLE battle (</text:p>
            <text:p text:style-name="P7"><text:s text:c="8"/>ID integer,<text:line-break/> <text:s text:c="7"/>IDFighter1 integer,</text:p>
            <text:p text:style-name="P7"><text:s text:c="8"/>IDFighter2 integer,<text:line-break/> <text:s text:c="7"/>Result integer,</text:p>
            <text:p text:style-name="P7"><text:s text:c="8"/>Score integer );</text:p>
          </table:table-cell>
          <table:table-cell table:style-name="Таблица1.A2" office:value-type="string">
            <text:p text:style-name="P3">DOMAINS<text:line-break/> <text:s text:c="7"/>name, lastname, <text:span text:style-name="T2">sex</text:span> = symbol.<text:line-break/> <text:s text:c="7"/>Id, <text:span text:style-name="T3">res, score</text:span> = integer.<text:line-break/><text:line-break/>PREDICATES<text:line-break/> <text:s text:c="7"/>athlet(id, name, lastname, <text:span text:style-name="T2">sex</text:span>).<text:line-break/> <text:s text:c="7"/><text:span text:style-name="T3">battle(id, id, id, res, score, score).</text:span></text:p>
          </table:table-cell>
          <table:table-cell table:style-name="Таблица1.D2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><text:s text:c="40"/>-</text:p>
          </table:table-cell>
        </table:table-row>
        <table:table-row table:style-name="Таблица1.1">
          <table:table-cell table:style-name="Таблица1.A2" office:value-type="string">
            <text:p text:style-name="P3">Добавление данных в таблицу</text:p>
          </table:table-cell>
          <table:table-cell table:style-name="Таблица1.A2" office:value-type="string">
            <text:p text:style-name="P3"><text:span text:style-name="T1">INSERT</text:span> <text:span text:style-name="T1">INTO</text:span> athlet <text:span text:style-name="T1">VALUES</text:span><text:line-break/> <text:s text:c="7"/>(<text:bookmark-start text:name="__DdeLink__0_908481846"/>5, Ololo, Kekovich<text:bookmark-end text:name="__DdeLink__0_908481846"/>),<text:line-break/> <text:s text:c="7"/>(6, Cheburek, Petrovich);</text:p>
          </table:table-cell>
          <table:table-cell table:style-name="Таблица1.A2" office:value-type="string">
            <text:p text:style-name="P3">CLAUSES<text:line-break/> <text:s text:c="7"/>athlet(5, «Ololo», «Kekovich», «<text:span text:style-name="T2">female</text:span>»).<text:line-break/> <text:s text:c="7"/>athlet(6, «Cheburek», «Petrovich», «<text:span text:style-name="T2">male</text:span>»).</text:p>
          </table:table-cell>
          <table:table-cell table:style-name="Таблица1.D2" office:value-type="string">
            <text:p text:style-name="P3">athlet(5, «Ololo», «Kekovich», «<text:span text:style-name="T2">female</text:span>»).<text:line-break/>athlet(6, «Cheburek», «Petrovich», «<text:span text:style-name="T2">male</text:span>»).</text:p>
          </table:table-cell>
        </table:table-row>
        <table:table-row table:style-name="Таблица1.4">
          <table:table-cell table:style-name="Таблица1.A2" table:number-rows-spanned="3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Извлечение данных из таблицы</text:p>
          </table:table-cell>
          <table:table-cell table:style-name="Таблица1.A2" office:value-type="string">
            <text:p text:style-name="P6">SELECT * FROM athlet</text:p>
          </table:table-cell>
          <table:table-cell table:style-name="Таблица1.A2" office:value-type="string">
            <text:p text:style-name="P6">GOAL</text:p>
            <text:p text:style-name="P6"><text:s text:c="8"/>athlet(Id, Name, Lastname, Sex).</text:p>
          </table:table-cell>
          <table:table-cell table:style-name="Таблица1.D2" office:value-type="string">
            <text:p text:style-name="P6">? - athlet(Id, Name, Lastname, Sex).</text:p>
          </table:table-cell>
        </table:table-row>
        <table:table-row table:style-name="TableLine94297536731392">
          <table:covered-table-cell/>
          <table:table-cell table:style-name="Таблица1.A2" office:value-type="string">
            <text:p text:style-name="P6">SELECT Name, Lastname <text:line-break/>FROM athlet<text:line-break/>WHERE Sex= «female»</text:p>
          </table:table-cell>
          <table:table-cell table:style-name="Таблица1.A2" office:value-type="string">
            <text:p text:style-name="P6">GOAL<text:line-break/> <text:s text:c="6"/>athlet(_, Name, Lastname, «female»)</text:p>
          </table:table-cell>
          <table:table-cell table:style-name="Таблица1.D2" office:value-type="string">
            <text:p text:style-name="P6">? - athlet(_, Name, Lastname, «female»)</text:p>
          </table:table-cell>
        </table:table-row>
        <table:table-row table:style-name="Таблица1.6">
          <table:covered-table-cell/>
          <table:table-cell table:style-name="Таблица1.A2" office:value-type="string">
            <text:p text:style-name="P8"/>
            <text:p text:style-name="P8"/>
            <text:p text:style-name="P8"/>
            <text:p text:style-name="P8"/>
            <text:p text:style-name="P8">SELECT Name, Lastname, <text:span text:style-name="T4">Score1</text:span><text:line-break/>FROM athlet a join battle on a.IDFFR = <text:s text:c="10"/>b.IDFighter1<text:line-break/>WHERE <text:span text:style-name="T4">Score=12</text:span></text:p>
          </table:table-cell>
          <table:table-cell table:style-name="Таблица1.A2" office:value-type="string">
            <text:p text:style-name="P9"><text:span text:style-name="T4">PREDICATES<text:line-break/> <text:s text:c="7"/>…<text:line-break/> <text:s text:c="7"/>query(Name, Lastname, Score)</text:span><text:line-break/><text:line-break/>ClAUSES<text:line-break/> <text:s text:c="5"/><text:bookmark-start text:name="__DdeLink__5_908481846"/>…<text:line-break/> <text:s text:c="5"/>query(<text:span text:style-name="T4">Name, Lastname, Score</text:span>) :- <text:line-break/> <text:s text:c="15"/><text:span text:style-name="T4">athlet(</text:span><text:span text:style-name="T5">Id</text:span><text:span text:style-name="T4">, Name, Lastname, _),</text:span></text:p>
            <text:p text:style-name="P10"><text:s text:c="16"/><text:span text:style-name="T5">battle(_, Id, _, _, Score).</text:span><text:bookmark-end text:name="__DdeLink__5_908481846"/><text:span text:style-name="T5"><text:line-break/><text:line-break/>GOAL<text:line-break/> <text:s text:c="7"/>query(Name, Lastname, 12</text:span><text:span text:style-name="T6">).</text:span></text:p>
          </table:table-cell>
          <table:table-cell table:style-name="Таблица1.D2" office:value-type="string">
            <text:p text:style-name="P1"/>
            <text:p text:style-name="P1"/>
            <text:p text:style-name="P1">…<text:line-break/>query(<text:span text:style-name="T4">Name, Lastname, Score</text:span>) :- <text:line-break/> <text:s text:c="9"/><text:span text:style-name="T4">athlet(</text:span><text:span text:style-name="T5">Id</text:span><text:span text:style-name="T4">, Name, Lastname, _),</text:span></text:p>
            <text:p text:style-name="P10"><text:s text:c="10"/><text:span text:style-name="T5">battle(_, Id, _, _, Score).<text:line-break/></text:span></text:p>
            <text:p text:style-name="P10"><text:span text:style-name="T5">...<text:line-break/></text:span></text:p>
            <text:p text:style-name="P10"><text:span text:style-name="T5">? - </text:span><text:span text:style-name="T6">query(Name, Lastname, 12)</text:span><text:span text:style-name="T5"><text:line-break/></text:span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Базовый.1" style:family="table-cell">
      <style:table-cell-properties fo:border-left="0.51pt solid #000000" fo:border-top="0.51pt solid #000000" fo:border-bottom="0.51pt solid #000000"/>
    </style:style>
    <style:style style:name="Базовый.2" style:family="table-cell">
      <style:table-cell-properties fo:border-left="0.51pt solid #000000" fo:border-bottom="0.51pt solid #000000"/>
    </style:style>
    <style:style style:name="Базовый.3" style:family="table-cell">
      <style:table-cell-properties fo:border-left="0.51pt solid #000000" fo:border-bottom="0.51pt solid #000000"/>
    </style:style>
    <style:style style:name="Базовый.4" style:family="table-cell">
      <style:table-cell-properties fo:border-left="0.51pt solid #000000" fo:border-right="0.51pt solid #000000" fo:border-bottom="0.51pt solid #000000"/>
    </style:style>
    <style:style style:name="Базовый.5" style:family="table-cell">
      <style:table-cell-properties fo:border-left="0.51pt solid #000000" fo:border-bottom="0.51pt solid #000000"/>
    </style:style>
    <style:style style:name="Базовый.6" style:family="table-cell">
      <style:table-cell-properties fo:border-left="0.51pt solid #000000" fo:border-bottom="0.51pt solid #000000"/>
    </style:style>
    <style:style style:name="Базовый.7" style:family="table-cell">
      <style:table-cell-properties fo:border-left="0.51pt solid #000000" fo:border-bottom="0.51pt solid #000000"/>
    </style:style>
    <style:style style:name="Базовый.8" style:family="table-cell">
      <style:table-cell-properties fo:border-left="0.51pt solid #000000" fo:border-bottom="0.51pt solid #000000"/>
    </style:style>
    <style:style style:name="Базовый.9" style:family="table-cell">
      <style:table-cell-properties fo:border-left="0.51pt solid #000000" fo:border-bottom="0.51pt solid #000000"/>
    </style:style>
    <style:style style:name="Базовый.10" style:family="table-cell">
      <style:table-cell-properties fo:border-left="0.51pt solid #000000" fo:border-right="0.51pt solid #000000" fo:border-bottom="0.51pt solid #000000"/>
    </style:style>
    <style:style style:name="Базовый.11" style:family="table-cell">
      <style:table-cell-properties fo:border-left="0.51pt solid #000000" fo:border-top="0.51pt solid #000000" fo:border-bottom="0.51pt solid #000000"/>
    </style:style>
    <style:style style:name="Базовый.12" style:family="table-cell">
      <style:table-cell-properties fo:border-left="0.51pt solid #000000" fo:border-right="0.51pt solid #000000" fo:border-top="0.51pt solid #000000" fo:border-bottom="0.51pt solid #000000"/>
    </style:style>
    <style:style style:name="Базовый.13" style:family="table-cell">
      <style:table-cell-properties fo:border-left="0.51pt solid #000000" fo:border-bottom="0.51pt solid #000000"/>
    </style:style>
    <style:style style:name="Базовый.14" style:family="table-cell">
      <style:table-cell-properties fo:border-left="0.51pt solid #000000" fo:border-right="0.51pt solid #000000" fo:border-bottom="0.51pt solid #000000"/>
    </style:style>
    <style:style style:name="Базовый.15" style:family="table-cell">
      <style:table-cell-properties fo:border-left="0.51pt solid #000000" fo:border-top="0.51pt solid #000000" fo:border-bottom="0.51pt solid #000000"/>
    </style:style>
    <style:style style:name="Базовый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Базовый.1"/>
      <table:last-row table:style-name="Базовый.2"/>
      <table:first-column table:style-name="Базовый.3"/>
      <table:last-column table:style-name="Базовый.4"/>
      <table:body table:style-name="Базовый.9"/>
      <table:even-rows table:style-name="Базовый.5"/>
      <table:odd-rows table:style-name="Базовый.6"/>
      <table:even-columns table:style-name="Базовый.7"/>
      <table:odd-columns table:style-name="Базовый.8"/>
      <table:background table:style-name="Базовый.10"/>
      <loext:first-row-even-column table:style-name="Базовый.15"/>
      <loext:last-row-even-column table:style-name="Базовый.16"/>
      <loext:first-row-end-column table:style-name="Базовый.12"/>
      <loext:first-row-start-column table:style-name="Базовый.11"/>
      <loext:last-row-end-column table:style-name="Базовый.14"/>
      <loext:last-row-start-column table:style-name="Базовый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13:08:36.665683558</meta:creation-date>
    <dc:date>2022-05-11T17:55:19.430158610</dc:date>
    <meta:editing-duration>PT4H26M27S</meta:editing-duration>
    <meta:editing-cycles>15</meta:editing-cycles>
    <meta:generator>LibreOffice/6.4.7.2$Linux_X86_64 LibreOffice_project/40$Build-2</meta:generator>
    <meta:document-statistic meta:table-count="1" meta:image-count="0" meta:object-count="0" meta:page-count="2" meta:paragraph-count="32" meta:word-count="186" meta:character-count="1596" meta:non-whitespace-character-count="1144"/>
  </office:meta>
</office:document-meta>
</file>